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cha and Jasmine are the main FW.</text:p>
      <text:p text:style-name="Standard">Assert </text:p>
      <text:p text:style-name="Standard">assert(foo !='bar');</text:p>
      <text:p text:style-name="Standard">Expect </text:p>
      <text:p text:style-name="Standard">expect(foo).to.not.equal('bar');</text:p>
      <text:p text:style-name="Standard">Should </text:p>
      <text:p text:style-name="Standard">foo.should.equal.('bar'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gimenez</meta:initial-creator>
    <meta:creation-date>2016-11-09T11:14:32</meta:creation-date>
    <meta:generator>OpenOffice/4.0.1$Unix OpenOffice.org_project/401m5$Build-9714</meta:generator>
    <meta:document-statistic meta:table-count="0" meta:image-count="0" meta:object-count="0" meta:page-count="1" meta:paragraph-count="7" meta:word-count="14" meta:character-count="132"/>
    <dc:date>2016-11-09T11:30:32</dc:date>
    <dc:creator>miguel gimenez</dc:creator>
    <meta:editing-duration>PT16M3S</meta:editing-duration>
    <meta:editing-cycles>1</meta:editing-cycles>
  </office:meta>
</office:document-meta>
</file>